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office:value-type="float" office:value="0.058516" calcext:value-type="float">
            <text:p>0,058516</text:p>
          </table:table-cell>
          <table:table-cell table:style-name="Default" office:value-type="float" office:value="1.519304" calcext:value-type="float">
            <text:p>1,519304</text:p>
          </table:table-cell>
          <table:table-cell office:value-type="float" office:value="5.835506" calcext:value-type="float">
            <text:p>5,835506</text:p>
          </table:table-cell>
          <table:table-cell office:value-type="float" office:value="37.053326" calcext:value-type="float">
            <text:p>37,053326</text:p>
          </table:table-cell>
          <table:table-cell office:value-type="float" office:value="146.174572" calcext:value-type="float">
            <text:p>146,174572</text:p>
          </table:table-cell>
        </table:table-row>
        <table:table-row table:style-name="ro1">
          <table:table-cell/>
          <table:table-cell office:value-type="float" office:value="0.064988" calcext:value-type="float">
            <text:p>0,064988</text:p>
          </table:table-cell>
          <table:table-cell table:style-name="Default" office:value-type="float" office:value="1.526609" calcext:value-type="float">
            <text:p>1,526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8892" calcext:value-type="float">
            <text:p>0,058892</text:p>
          </table:table-cell>
          <table:table-cell office:value-type="float" office:value="1.470608" calcext:value-type="float">
            <text:p>1,470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1026" calcext:value-type="float">
            <text:p>0,071026</text:p>
          </table:table-cell>
          <table:table-cell office:value-type="float" office:value="1.480486" calcext:value-type="float">
            <text:p>1,4804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1342" calcext:value-type="float">
            <text:p>0,061342</text:p>
          </table:table-cell>
          <table:table-cell office:value-type="float" office:value="1.459541" calcext:value-type="float">
            <text:p>1,459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3237" calcext:value-type="float">
            <text:p>0,063237</text:p>
          </table:table-cell>
          <table:table-cell office:value-type="float" office:value="1.475665" calcext:value-type="float">
            <text:p>1,475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213" calcext:value-type="float">
            <text:p>0,06213</text:p>
          </table:table-cell>
          <table:table-cell office:value-type="float" office:value="1.449575" calcext:value-type="float">
            <text:p>1,449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1546" calcext:value-type="float">
            <text:p>0,061546</text:p>
          </table:table-cell>
          <table:table-cell office:value-type="float" office:value="1.519912" calcext:value-type="float">
            <text:p>1,519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2933" calcext:value-type="float">
            <text:p>0,062933</text:p>
          </table:table-cell>
          <table:table-cell office:value-type="float" office:value="1.513242" calcext:value-type="float">
            <text:p>1,513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1367" calcext:value-type="float">
            <text:p>0,061367</text:p>
          </table:table-cell>
          <table:table-cell office:value-type="float" office:value="1.52508" calcext:value-type="float">
            <text:p>1,525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09:24:34.713213918</meta:creation-date>
    <dc:date>2022-09-08T09:41:53.053616673</dc:date>
    <meta:editing-duration>PT5M28S</meta:editing-duration>
    <meta:editing-cycles>1</meta:editing-cycles>
    <meta:document-statistic meta:table-count="1" meta:cell-count="28" meta:object-count="0"/>
    <meta:generator>LibreOffice/7.3.4.2$Linux_X86_64 LibreOffice_project/30$Build-2</meta:generator>
  </office:meta>
</office:document-meta>
</file>